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8fc" officeooo:paragraph-rsid="00125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falsinsoft.blogspot.com/2012/11/access-gpio-from-linux-user-spac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08:22.377915469</meta:creation-date>
    <dc:date>2017-10-23T15:08:53.037189466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78" meta:non-whitespace-character-count="78"/>
    <meta:generator>LibreOffice/5.3.2.2$Linux_X86_64 LibreOffice_project/6cd4f1ef626f15116896b1d8e1398b56da0d0ee1</meta:generator>
  </office:meta>
</office:document-meta>
</file>